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ypical, uA</text:p>
          </table:table-cell>
          <table:table-cell office:value-type="string" calcext:value-type="string">
            <text:p>Max, uA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485</text:p>
          </table:table-cell>
          <table:table-cell table:formula="of:=0.1+4" office:value-type="float" office:value="4.1" calcext:value-type="float">
            <text:p>4.1</text:p>
          </table:table-cell>
          <table:table-cell table:formula="of:=2+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7])" office:value-type="float" office:value="13.3" calcext:value-type="float">
            <text:p>13.3</text:p>
          </table:table-cell>
          <table:table-cell table:formula="of:=SUM([.C2:.C6])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Reg+MCU in deep sleep</text:p>
          </table:table-cell>
          <table:table-cell/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Reg+MCU+Radio</text:p>
          </table:table-cell>
          <table:table-cell/>
          <table:table-cell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37:18.222400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3:53:42.586125870</meta:creation-date>
    <dc:date>2019-11-01T15:37:33.506375309</dc:date>
    <meta:editing-duration>PT22H50M50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